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Symbol"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7cm" svg:y1="2.003cm" svg:x2="2.47cm" svg:y2="6.392cm">
          <text:p text:style-name="P2"/>
        </draw:line>
        <draw:line draw:style-name="gr1" draw:text-style-name="P1" draw:layer="layout" svg:x1="9.582cm" svg:y1="6.406cm" svg:x2="2.47cm" svg:y2="6.393cm">
          <text:p text:style-name="P2"/>
        </draw:line>
        <draw:line draw:style-name="gr1" draw:text-style-name="P1" draw:layer="layout" svg:x1="3.895cm" svg:y1="6.122cm" svg:x2="3.89cm" svg:y2="6.418cm">
          <text:p text:style-name="P2"/>
        </draw:line>
        <draw:line draw:style-name="gr1" draw:text-style-name="P1" draw:layer="layout" svg:x1="2.766cm" svg:y1="1.986cm" svg:x2="2.47cm" svg:y2="1.995cm">
          <text:p text:style-name="P2"/>
        </draw:line>
        <draw:line draw:style-name="gr1" draw:text-style-name="P1" draw:layer="layout" svg:x1="2.766cm" svg:y1="2.887cm" svg:x2="2.47cm" svg:y2="2.896cm">
          <text:p text:style-name="P2"/>
        </draw:line>
        <draw:line draw:style-name="gr1" draw:text-style-name="P1" draw:layer="layout" svg:x1="2.766cm" svg:y1="3.788cm" svg:x2="2.47cm" svg:y2="3.797cm">
          <text:p text:style-name="P2"/>
        </draw:line>
        <draw:line draw:style-name="gr1" draw:text-style-name="P1" draw:layer="layout" svg:x1="2.766cm" svg:y1="4.633cm" svg:x2="2.47cm" svg:y2="4.642cm">
          <text:p text:style-name="P2"/>
        </draw:line>
        <draw:line draw:style-name="gr1" draw:text-style-name="P1" draw:layer="layout" svg:x1="2.766cm" svg:y1="5.52cm" svg:x2="2.47cm" svg:y2="5.529cm">
          <text:p text:style-name="P2"/>
        </draw:line>
        <draw:line draw:style-name="gr1" draw:text-style-name="P1" draw:layer="layout" svg:x1="5.324cm" svg:y1="6.122cm" svg:x2="5.319cm" svg:y2="6.418cm">
          <text:p text:style-name="P2"/>
        </draw:line>
        <draw:line draw:style-name="gr1" draw:text-style-name="P1" draw:layer="layout" svg:x1="6.739cm" svg:y1="6.122cm" svg:x2="6.734cm" svg:y2="6.418cm">
          <text:p text:style-name="P2"/>
        </draw:line>
        <draw:line draw:style-name="gr1" draw:text-style-name="P1" draw:layer="layout" svg:x1="8.182cm" svg:y1="6.122cm" svg:x2="8.177cm" svg:y2="6.418cm">
          <text:p text:style-name="P2"/>
        </draw:line>
        <draw:line draw:style-name="gr1" draw:text-style-name="P1" draw:layer="layout" svg:x1="9.597cm" svg:y1="6.122cm" svg:x2="9.592cm" svg:y2="6.418cm">
          <text:p text:style-name="P2"/>
        </draw:line>
        <draw:frame draw:style-name="gr2" draw:text-style-name="P3" draw:layer="layout" svg:width="0.739cm" svg:height="0.725cm" svg:x="2.086cm" svg:y="6.281cm">
          <draw:text-box>
            <text:p text:style-name="P2"><text:span text:style-name="T1">0</text:span></text:p>
          </draw:text-box>
        </draw:frame>
        <draw:frame draw:style-name="gr2" draw:text-style-name="P3" draw:layer="layout" svg:width="0.739cm" svg:height="0.725cm" svg:x="3.529cm" svg:y="6.282cm">
          <draw:text-box>
            <text:p text:style-name="P2"><text:span text:style-name="T1">1</text:span></text:p>
          </draw:text-box>
        </draw:frame>
        <draw:frame draw:style-name="gr2" draw:text-style-name="P3" draw:layer="layout" svg:width="0.739cm" svg:height="0.725cm" svg:x="4.93cm" svg:y="6.283cm">
          <draw:text-box>
            <text:p text:style-name="P2"><text:span text:style-name="T1">2</text:span></text:p>
          </draw:text-box>
        </draw:frame>
        <draw:frame draw:style-name="gr2" draw:text-style-name="P3" draw:layer="layout" svg:width="0.735cm" svg:height="0.725cm" svg:x="6.373cm" svg:y="6.284cm">
          <draw:text-box>
            <text:p text:style-name="P2"><text:span text:style-name="T1">3</text:span></text:p>
          </draw:text-box>
        </draw:frame>
        <draw:frame draw:style-name="gr2" draw:text-style-name="P3" draw:layer="layout" svg:width="0.735cm" svg:height="0.725cm" svg:x="7.818cm" svg:y="6.285cm">
          <draw:text-box>
            <text:p text:style-name="P2"><text:span text:style-name="T1">4</text:span></text:p>
          </draw:text-box>
        </draw:frame>
        <draw:frame draw:style-name="gr2" draw:text-style-name="P3" draw:layer="layout" svg:width="0.735cm" svg:height="0.725cm" svg:x="9.231cm" svg:y="6.286cm">
          <draw:text-box>
            <text:p text:style-name="P2"><text:span text:style-name="T1">5</text:span></text:p>
          </draw:text-box>
        </draw:frame>
        <draw:frame draw:style-name="gr2" draw:text-style-name="P3" draw:layer="layout" svg:width="1.09cm" svg:height="0.725cm" svg:x="1.45cm" svg:y="5.96cm">
          <draw:text-box>
            <text:p text:style-name="P2"><text:span text:style-name="T1">0.0</text:span></text:p>
          </draw:text-box>
        </draw:frame>
        <draw:frame draw:style-name="gr2" draw:text-style-name="P3" draw:layer="layout" svg:width="1.09cm" svg:height="0.725cm" svg:x="1.45cm" svg:y="5.161cm">
          <draw:text-box>
            <text:p text:style-name="P2"><text:span text:style-name="T1">0.2</text:span></text:p>
          </draw:text-box>
        </draw:frame>
        <draw:frame draw:style-name="gr2" draw:text-style-name="P3" draw:layer="layout" svg:width="1.086cm" svg:height="0.725cm" svg:x="1.45cm" svg:y="4.262cm">
          <draw:text-box>
            <text:p text:style-name="P2"><text:span text:style-name="T1">0.4</text:span></text:p>
          </draw:text-box>
        </draw:frame>
        <draw:frame draw:style-name="gr2" draw:text-style-name="P3" draw:layer="layout" svg:width="1.086cm" svg:height="0.725cm" svg:x="1.45cm" svg:y="3.405cm">
          <draw:text-box>
            <text:p text:style-name="P2"><text:span text:style-name="T1">0.6</text:span></text:p>
          </draw:text-box>
        </draw:frame>
        <draw:frame draw:style-name="gr2" draw:text-style-name="P3" draw:layer="layout" svg:width="1.086cm" svg:height="0.725cm" svg:x="1.45cm" svg:y="2.534cm">
          <draw:text-box>
            <text:p text:style-name="P2"><text:span text:style-name="T1">0.8</text:span></text:p>
          </draw:text-box>
        </draw:frame>
        <draw:frame draw:style-name="gr2" draw:text-style-name="P3" draw:layer="layout" svg:width="1.09cm" svg:height="0.725cm" svg:x="1.45cm" svg:y="1.649cm">
          <draw:text-box>
            <text:p text:style-name="P2"><text:span text:style-name="T1">1.0</text:span></text:p>
          </draw:text-box>
        </draw:frame>
        <draw:frame draw:style-name="gr2" draw:text-style-name="P4" draw:layer="layout" svg:width="0.748cm" svg:height="0.903cm" svg:x="1.012cm" svg:y="3.32cm">
          <draw:text-box>
            <text:p text:style-name="P2"><text:span text:style-name="T2">x</text:span></text:p>
          </draw:text-box>
        </draw:frame>
        <draw:frame draw:style-name="gr2" draw:text-style-name="P5" draw:layer="layout" svg:width="2.022cm" svg:height="0.806cm" svg:x="5.06cm" svg:y="6.709cm">
          <draw:text-box>
            <text:p text:style-name="P2"><text:span text:style-name="T3">P</text:span><text:span text:style-name="T4"> (bar)</text:span></text:p>
          </draw:text-box>
        </draw:frame>
        <draw:path draw:style-name="gr3" draw:text-style-name="P1" draw:layer="layout" svg:width="7.167cm" svg:height="1.932cm" svg:x="2.456cm" svg:y="1.975cm" svg:viewBox="0 0 7168 1933" svg:d="m0 0 226 141c226 141 324 170 324 155s240 142 240 142c0 0 508 211 494 197s621 240 621 240c0 0 748 240 762 240s578 155 578 155c0 0 861 198 861 184s875 169 875 169c0 0 1072 141 1072 155s1115 155 1115 155">
          <text:p text:style-name="P2"/>
        </draw:path>
        <draw:path draw:style-name="gr3" draw:text-style-name="P1" draw:layer="layout" svg:width="7.181cm" svg:height="3.471cm" svg:x="2.456cm" svg:y="1.989cm" svg:viewBox="0 0 7182 3472" svg:d="m0 0c84 297 84 311 84 311l57 310 70 240 85 254 226 367c0 0 282 423 296 423s353 297 367 297 423 296 423 296c0 0 523 240 523 226s578 197 578 197l692 155c0 0 1298 212 1298 198s2483 198 2483 183v15">
          <text:p text:style-name="P2"/>
        </draw:path>
        <draw:path draw:style-name="gr3" draw:text-style-name="P1" draw:layer="layout" svg:width="7.139cm" svg:height="4.12cm" svg:x="2.441cm" svg:y="1.974cm" svg:viewBox="0 0 7140 4121" svg:d="m0 0v409c0 409 0 551 0 551l42 522 71 748 99 409c0 0 169 395 169 381s324 409 324 409c0 0 339 198 325 184s480 155 480 155l762 127 1044 99 1707 56c0 0 1059 42 1059 56s1044 15 1058 15h-14">
          <text:p text:style-name="P2"/>
        </draw:path>
        <draw:frame draw:style-name="gr2" draw:text-style-name="P5" draw:layer="layout" svg:width="1.958cm" svg:height="0.806cm" svg:x="4.885cm" svg:y="2.413cm">
          <draw:text-box>
            <text:p text:style-name="P6"><text:span text:style-name="T3">K</text:span><text:span text:style-name="T4"> = 10</text:span></text:p>
          </draw:text-box>
        </draw:frame>
        <draw:frame draw:style-name="gr2" draw:text-style-name="P5" draw:layer="layout" svg:width="1.679cm" svg:height="0.806cm" svg:x="4.997cm" svg:y="4.213cm">
          <draw:text-box>
            <text:p text:style-name="P6"><text:span text:style-name="T3">K</text:span><text:span text:style-name="T4"> = 1</text:span></text:p>
          </draw:text-box>
        </draw:frame>
        <draw:frame draw:style-name="gr2" draw:text-style-name="P5" draw:layer="layout" svg:width="2.098cm" svg:height="0.806cm" svg:x="4.686cm" svg:y="5.185cm">
          <draw:text-box>
            <text:p text:style-name="P6"><text:span text:style-name="T3">K</text:span><text:span text:style-name="T4"> = 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29T09:58:55</meta:creation-date>
    <dc:creator>Jussi Eloranta</dc:creator>
    <dc:date>2008-05-29T10:22:45</dc:date>
    <meta:editing-cycles>11</meta:editing-cycles>
    <meta:editing-duration>PT23M5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